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bin1" svg:font-family="Cabin" style:font-pitch="variable"/>
    <style:font-face style:name="Cabin" svg:font-family="Cabin" style:font-adornments="SemiBol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loext:contextual-spacing="false" fo:line-height="115%"/>
      <style:text-properties officeooo:rsid="00097860" officeooo:paragraph-rsid="00097860"/>
    </style:style>
    <style:style style:name="P2" style:family="paragraph" style:parent-style-name="Standard">
      <style:paragraph-properties fo:margin-top="0.201cm" fo:margin-bottom="0.201cm" loext:contextual-spacing="false" fo:line-height="115%"/>
      <style:text-properties style:font-name="Cabin" fo:font-size="14pt" officeooo:rsid="0009d408" officeooo:paragraph-rsid="00097860" style:font-size-asian="14pt" style:font-size-complex="14pt"/>
    </style:style>
    <style:style style:name="P3" style:family="paragraph" style:parent-style-name="Standard" style:list-style-name="L1">
      <style:paragraph-properties fo:line-height="115%"/>
      <style:text-properties officeooo:paragraph-rsid="0005ca1c"/>
    </style:style>
    <style:style style:name="P4" style:family="paragraph" style:parent-style-name="Standard" style:list-style-name="L1">
      <style:paragraph-properties fo:line-height="115%" fo:text-align="center" style:justify-single-word="false"/>
      <style:text-properties fo:font-style="italic" style:text-underline-style="solid" style:text-underline-width="auto" style:text-underline-color="font-color" officeooo:rsid="00167574" officeooo:paragraph-rsid="00167574" style:font-style-asian="italic" style:font-style-complex="italic"/>
    </style:style>
    <style:style style:name="P5" style:family="paragraph" style:parent-style-name="Standard" style:list-style-name="L1">
      <style:paragraph-properties fo:margin-top="0.201cm" fo:margin-bottom="0.201cm" loext:contextual-spacing="false" fo:line-height="115%"/>
      <style:text-properties officeooo:rsid="0005ca1c" officeooo:paragraph-rsid="0005ca1c"/>
    </style:style>
    <style:style style:name="P6" style:family="paragraph" style:parent-style-name="Standard" style:list-style-name="L1">
      <style:paragraph-properties fo:margin-top="0.201cm" fo:margin-bottom="0.201cm" loext:contextual-spacing="false" fo:line-height="115%"/>
      <style:text-properties officeooo:rsid="00097860" officeooo:paragraph-rsid="00097860"/>
    </style:style>
    <style:style style:name="P7" style:family="paragraph" style:parent-style-name="Standard" style:list-style-name="L1">
      <style:paragraph-properties fo:margin-top="0.201cm" fo:margin-bottom="0.201cm" loext:contextual-spacing="false" fo:line-height="115%"/>
      <style:text-properties officeooo:paragraph-rsid="00097860"/>
    </style:style>
    <style:style style:name="P8" style:family="paragraph" style:parent-style-name="Standard" style:list-style-name="L1">
      <style:paragraph-properties fo:margin-top="0.201cm" fo:margin-bottom="0.201cm" loext:contextual-spacing="false" fo:line-height="100%"/>
      <style:text-properties style:font-name="Cabin" fo:font-size="12pt" fo:font-style="normal" officeooo:rsid="000d1d80" officeooo:paragraph-rsid="000d1d80" style:font-size-asian="12pt" style:font-style-asian="normal" style:font-size-complex="12pt" style:font-style-complex="normal"/>
    </style:style>
    <style:style style:name="P9" style:family="paragraph" style:parent-style-name="Standard" style:list-style-name="L1">
      <style:paragraph-properties fo:margin-top="0.201cm" fo:margin-bottom="0.201cm" loext:contextual-spacing="false" fo:line-height="115%"/>
      <style:text-properties style:font-name="Cabin" fo:font-size="14pt" fo:font-style="normal" officeooo:rsid="000d1d80" officeooo:paragraph-rsid="000d1d80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margin-top="0.201cm" fo:margin-bottom="0.201cm" loext:contextual-spacing="false" fo:line-height="115%"/>
      <style:text-properties style:font-name="Cabin" fo:font-size="14pt" officeooo:rsid="001a5849" officeooo:paragraph-rsid="001a5849" style:font-size-asian="14pt" style:font-size-complex="14pt"/>
    </style:style>
    <style:style style:name="P11" style:family="paragraph" style:parent-style-name="Standard" style:list-style-name="L1">
      <style:paragraph-properties fo:margin-top="0.201cm" fo:margin-bottom="0.201cm" loext:contextual-spacing="false" fo:line-height="115%"/>
      <style:text-properties officeooo:rsid="000baf8f" officeooo:paragraph-rsid="000baf8f"/>
    </style:style>
    <style:style style:name="P12" style:family="paragraph" style:parent-style-name="Standard" style:list-style-name="L1">
      <style:paragraph-properties fo:margin-top="0.201cm" fo:margin-bottom="0.201cm" loext:contextual-spacing="false" fo:line-height="115%"/>
      <style:text-properties officeooo:rsid="000ce4eb" officeooo:paragraph-rsid="000ce4e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text-align="center"/>
    </style:style>
    <style:style style:name="P16" style:family="paragraph">
      <style:paragraph-properties fo:margin-left="1.27cm" fo:margin-right="0cm" fo:margin-top="0.201cm" fo:margin-bottom="0.201cm" fo:line-height="100%" fo:text-indent="0cm"/>
    </style:style>
    <style:style style:name="P17" style:family="paragraph">
      <style:paragraph-properties fo:margin-top="0.201cm" fo:margin-bottom="0.201cm" fo:line-height="100%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style:font-name="Cabin" fo:font-size="14pt" style:font-size-asian="14pt" style:font-size-complex="14pt"/>
    </style:style>
    <style:style style:name="T2" style:family="text">
      <style:text-properties style:font-name="Cabin" fo:font-size="14pt" officeooo:rsid="0004952f" style:font-size-asian="14pt" style:font-size-complex="14pt"/>
    </style:style>
    <style:style style:name="T3" style:family="text">
      <style:text-properties style:font-name="Cabin" fo:font-size="14pt" officeooo:rsid="0005ca1c" style:font-size-asian="14pt" style:font-size-complex="14pt"/>
    </style:style>
    <style:style style:name="T4" style:family="text">
      <style:text-properties style:font-name="Cabin" fo:font-size="14pt" officeooo:rsid="0007a5e4" style:font-size-asian="14pt" style:font-size-complex="14pt"/>
    </style:style>
    <style:style style:name="T5" style:family="text">
      <style:text-properties style:font-name="Cabin" fo:font-size="14pt" officeooo:rsid="0009d408" style:font-size-asian="14pt" style:font-size-complex="14pt"/>
    </style:style>
    <style:style style:name="T6" style:family="text">
      <style:text-properties style:font-name="Cabin" fo:font-size="14pt" officeooo:rsid="000baf8f" style:font-size-asian="14pt" style:font-size-complex="14pt"/>
    </style:style>
    <style:style style:name="T7" style:family="text">
      <style:text-properties style:font-name="Cabin" fo:font-size="14pt" officeooo:rsid="000d1d80" style:font-size-asian="14pt" style:font-size-complex="14pt"/>
    </style:style>
    <style:style style:name="T8" style:family="text">
      <style:text-properties style:font-name="Cabin" fo:font-size="14pt" officeooo:rsid="00121fac" style:font-size-asian="14pt" style:font-size-complex="14pt"/>
    </style:style>
    <style:style style:name="T9" style:family="text">
      <style:text-properties style:font-name="Cabin" fo:font-size="14pt" officeooo:rsid="001bc60a" style:font-size-asian="14pt" style:font-size-complex="14pt"/>
    </style:style>
    <style:style style:name="T10" style:family="text">
      <style:text-properties style:font-name="Cabin" fo:font-size="14pt" fo:font-style="italic" style:font-size-asian="14pt" style:font-style-asian="italic" style:font-size-complex="14pt" style:font-style-complex="italic"/>
    </style:style>
    <style:style style:name="T11" style:family="text">
      <style:text-properties style:font-name="Cabin" fo:font-size="14pt" fo:font-style="italic" officeooo:rsid="000baf8f" style:font-size-asian="14pt" style:font-style-asian="italic" style:font-size-complex="14pt" style:font-style-complex="italic"/>
    </style:style>
    <style:style style:name="T12" style:family="text">
      <style:text-properties style:font-name="Cabin" fo:font-size="14pt" fo:font-style="italic" officeooo:rsid="000ce4eb" style:font-size-asian="14pt" style:font-style-asian="italic" style:font-size-complex="14pt" style:font-style-complex="italic"/>
    </style:style>
    <style:style style:name="T13" style:family="text">
      <style:text-properties style:font-name="Cabin" fo:font-size="14pt" fo:font-style="normal" style:font-size-asian="14pt" style:font-style-asian="normal" style:font-size-complex="14pt" style:font-style-complex="normal"/>
    </style:style>
    <style:style style:name="T14" style:family="text">
      <style:text-properties style:font-name="Cabin" fo:font-size="14pt" fo:font-style="normal" officeooo:rsid="000baf8f" style:font-size-asian="14pt" style:font-style-asian="normal" style:font-size-complex="14pt" style:font-style-complex="normal"/>
    </style:style>
    <style:style style:name="T15" style:family="text">
      <style:text-properties style:font-name="Cabin" fo:font-size="14pt" fo:font-style="normal" officeooo:rsid="000ce4eb" style:font-size-asian="14pt" style:font-style-asian="normal" style:font-size-complex="14pt" style:font-style-complex="normal"/>
    </style:style>
    <style:style style:name="T16" style:family="text">
      <style:text-properties style:font-name="Cabin" fo:font-size="14pt" fo:font-style="normal" officeooo:rsid="000d1d80" style:font-size-asian="14pt" style:font-style-asian="normal" style:font-size-complex="14pt" style:font-style-complex="normal"/>
    </style:style>
    <style:style style:name="T17" style:family="text">
      <style:text-properties style:font-name="Cabin" fo:font-size="14pt" fo:font-style="normal" officeooo:rsid="0013637f" style:font-size-asian="14pt" style:font-style-asian="normal" style:font-size-complex="14pt" style:font-style-complex="normal"/>
    </style:style>
    <style:style style:name="T18" style:family="text">
      <style:text-properties style:font-name="Cabin" fo:font-size="14pt" fo:font-style="normal" officeooo:rsid="00177097" style:font-size-asian="14pt" style:font-style-asian="normal" style:font-size-complex="14pt" style:font-style-complex="normal"/>
    </style:style>
    <style:style style:name="T19" style:family="text">
      <style:text-properties style:font-name="Cabin" fo:font-size="14pt" fo:font-style="normal" officeooo:rsid="001a5849" style:font-size-asian="14pt" style:font-style-asian="normal" style:font-size-complex="14pt" style:font-style-complex="normal"/>
    </style:style>
    <style:style style:name="T20" style:family="text">
      <style:text-properties officeooo:rsid="000ffbeb"/>
    </style:style>
    <style:style style:name="T21" style:family="text">
      <style:text-properties fo:font-size="14pt" officeooo:rsid="0009d408" style:font-size-asian="14pt" style:font-size-complex="14pt"/>
    </style:style>
    <style:style style:name="T22" style:family="text">
      <style:text-properties fo:font-size="12pt"/>
    </style:style>
    <style:style style:name="T23" style:family="text">
      <style:text-properties style:font-name="Cabin1" fo:font-size="10.5pt" style:font-size-asian="10.5pt" style:font-size-complex="10.5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74098138653511808" text:style-name="L1">
        <text:list-header>
          <text:p text:style-name="P4"><text:span text:style-name="T1">Answer any three</text:span></text:p>
          <text:p text:style-name="P4"><text:span text:style-name="T1"/></text:p>
        </text:list-header>
        <text:list-item>
          <text:p text:style-name="P3"><text:span text:style-name="T1">What is Artificial Intelligence? </text:span><text:span text:style-name="T8">What are </text:span><text:span text:style-name="T1">the different types of A</text:span><text:span text:style-name="T2">I </text:span><text:span text:style-name="T1">problems </text:span><text:span text:style-name="T8">(give an example of each)?</text:span><text:span text:style-name="T1"> </text:span><text:span text:style-name="T2">What is a State Space representation of a problem </text:span><text:span text:style-name="T8">(</text:span><text:span text:style-name="T2">explain with an example</text:span><text:span text:style-name="T8">) ?</text:span><text:span text:style-name="T2"> </text:span><text:span text:style-name="T8">Write down</text:span><text:span text:style-name="T3"> the four components of a Production System. (1+</text:span><text:span text:style-name="T9">2</text:span><text:span text:style-name="T3">+4+</text:span><text:span text:style-name="T9">3</text:span><text:span text:style-name="T3">)</text:span></text:p>
        </text:list-item>
        <text:list-item>
          <text:p text:style-name="P5"><text:span text:style-name="T1">Explain the strengths of Steepest Ascent Hill Climbing Algorithm over Simple Hill Climbing </text:span><text:span text:style-name="T4">with the help of an example. Also, explain the need for the Simulated Annealing algorith</text:span><text:span text:style-name="T8">m</text:span><text:span text:style-name="T4"> [hint: explain it with the help of the two-dimensional “State vs Heuristic value” diagram.] (</text:span><text:span text:style-name="T8">4</text:span><text:span text:style-name="T4">+</text:span><text:span text:style-name="T8">6</text:span><text:span text:style-name="T4">)</text:span><text:span text:style-name="T1"> </text:span></text:p>
        </text:list-item>
        <text:list-item>
          <text:p text:style-name="P6"><text:span text:style-name="T1">Explain Best-First Search Algorithm. </text:span><text:span text:style-name="T5">Given The following diagram, </text:span><text:span text:style-name="T7">use A* algorithm to determine the following</text:span><text:span text:style-name="T5">:</text:span></text:p>
        </text:list-item>
      </text:list>
      <text:p text:style-name="P2"><draw:frame text:anchor-type="paragraph" draw:z-index="0" draw:name="Shape1" draw:style-name="gr1" draw:text-style-name="P13" svg:width="0.816cm" svg:height="0.569cm" svg:x="4.655cm" svg:y="0.527cm"><draw:text-box><text:p>A(0)</text:p></draw:text-box></draw:frame><draw:frame text:anchor-type="paragraph" draw:z-index="19" draw:name="Shape1" draw:style-name="gr1" draw:text-style-name="P13" svg:width="0.816cm" svg:height="0.569cm" svg:x="13.268cm" svg:y="0.612cm"><draw:text-box><text:p>A(0)</text:p></draw:text-box></draw:frame><text:tab/></text:p>
      <text:p text:style-name="P2"><draw:frame text:anchor-type="paragraph" draw:z-index="3" draw:name="Shape1" draw:style-name="gr1" draw:text-style-name="P13" svg:width="0.876cm" svg:height="0.569cm" svg:x="6.348cm" svg:y="0.758cm"><draw:text-box><text:p>D(6)</text:p></draw:text-box></draw:frame><draw:line text:anchor-type="paragraph" draw:z-index="10" draw:name="Shape2" draw:style-name="gr3" draw:text-style-name="P15" svg:x1="4.747cm" svg:y1="0.004cm" svg:x2="3.579cm" svg:y2="0.946cm"><text:p/></draw:line><draw:line text:anchor-type="paragraph" draw:z-index="11" draw:name="Shape3" draw:style-name="gr3" draw:text-style-name="P15" svg:x1="4.747cm" svg:y1="0.004cm" svg:x2="6.516cm" svg:y2="0.957cm"><text:p/></draw:line><draw:line text:anchor-type="paragraph" draw:z-index="12" draw:name="Shape4" draw:style-name="gr3" draw:text-style-name="P15" svg:x1="4.747cm" svg:y1="0.004cm" svg:x2="4.932cm" svg:y2="1.082cm"><text:p/></draw:line><draw:line text:anchor-type="paragraph" draw:z-index="29" draw:name="Shape2" draw:style-name="gr3" draw:text-style-name="P15" svg:x1="13.36cm" svg:y1="0.088cm" svg:x2="12.192cm" svg:y2="1.03cm"><text:p/></draw:line><draw:line text:anchor-type="paragraph" draw:z-index="30" draw:name="Shape3" draw:style-name="gr3" draw:text-style-name="P15" svg:x1="13.36cm" svg:y1="0.088cm" svg:x2="15.129cm" svg:y2="1.041cm"><text:p/></draw:line><draw:line text:anchor-type="paragraph" draw:z-index="31" draw:name="Shape4" draw:style-name="gr3" draw:text-style-name="P15" svg:x1="13.36cm" svg:y1="0.088cm" svg:x2="13.545cm" svg:y2="1.166cm"><text:p/></draw:line><draw:frame text:anchor-type="paragraph" draw:z-index="2" draw:name="Shape1" draw:style-name="gr1" draw:text-style-name="P13" svg:width="0.862cm" svg:height="0.569cm" svg:x="4.763cm" svg:y="0.79cm"><draw:text-box><text:p>C(2)</text:p></draw:text-box></draw:frame></text:p>
      <text:p text:style-name="P10"><draw:frame text:anchor-type="paragraph" draw:z-index="1" draw:name="Shape1" draw:style-name="gr1" draw:text-style-name="P13" svg:width="0.83cm" svg:height="0.569cm" svg:x="3.318cm" svg:y="-0.238cm"><draw:text-box><text:p>B(3)</text:p></draw:text-box></draw:frame><draw:line text:anchor-type="paragraph" draw:z-index="13" draw:name="Shape5" draw:style-name="gr3" draw:text-style-name="P15" svg:x1="3.485cm" svg:y1="0.081cm" svg:x2="2.286cm" svg:y2="1.681cm"><text:p/></draw:line><draw:line text:anchor-type="paragraph" draw:z-index="14" draw:name="Shape6" draw:style-name="gr3" draw:text-style-name="P15" svg:x1="3.485cm" svg:y1="0.081cm" svg:x2="3.824cm" svg:y2="1.482cm"><text:p/></draw:line><draw:line text:anchor-type="paragraph" draw:z-index="15" draw:name="Shape7" draw:style-name="gr3" draw:text-style-name="P15" svg:x1="4.932cm" svg:y1="0.007cm" svg:x2="5.456cm" svg:y2="1.512cm"><text:p/></draw:line><draw:frame text:anchor-type="paragraph" draw:z-index="20" draw:name="Shape1" draw:style-name="gr1" draw:text-style-name="P13" svg:width="0.83cm" svg:height="0.569cm" svg:x="11.931cm" svg:y="-0.153cm"><draw:text-box><text:p>B(3)</text:p></draw:text-box></draw:frame><draw:frame text:anchor-type="paragraph" draw:z-index="21" draw:name="Shape1" draw:style-name="gr1" draw:text-style-name="P13" svg:width="0.862cm" svg:height="0.569cm" svg:x="13.376cm" svg:y="-0.199cm"><draw:text-box><text:p>C(2)</text:p></draw:text-box></draw:frame><draw:frame text:anchor-type="paragraph" draw:z-index="22" draw:name="Shape1" draw:style-name="gr1" draw:text-style-name="P13" svg:width="0.876cm" svg:height="0.569cm" svg:x="14.961cm" svg:y="-0.231cm"><draw:text-box><text:p>D(6)</text:p></draw:text-box></draw:frame><draw:line text:anchor-type="paragraph" draw:z-index="32" draw:name="Shape5" draw:style-name="gr3" draw:text-style-name="P15" svg:x1="12.098cm" svg:y1="0.166cm" svg:x2="10.899cm" svg:y2="1.766cm"><text:p/></draw:line><draw:line text:anchor-type="paragraph" draw:z-index="33" draw:name="Shape6" draw:style-name="gr3" draw:text-style-name="P15" svg:x1="12.099cm" svg:y1="0.166cm" svg:x2="12.438cm" svg:y2="1.567cm"><text:p/></draw:line><draw:line text:anchor-type="paragraph" draw:z-index="34" draw:name="Shape7" draw:style-name="gr3" draw:text-style-name="P15" svg:x1="13.545cm" svg:y1="0.092cm" svg:x2="14.069cm" svg:y2="1.597cm"><text:p/></draw:line><draw:path text:anchor-type="paragraph" draw:z-index="38" draw:name="Shape11" draw:style-name="gr3" draw:text-style-name="P15" svg:width="3.87cm" svg:height="3.847cm" draw:transform="rotate (-0.204727121258936) translate (12.205210401325cm -0.447845376055077cm)" svg:viewBox="0 0 3871 3848" svg:d="M0 3848c6284-1 3018-3848 3057-3809l-39-39"><text:p/></draw:path></text:p>
      <text:p text:style-name="P2"><draw:frame text:anchor-type="paragraph" draw:z-index="4" draw:name="Shape1" draw:style-name="gr1" draw:text-style-name="P13" svg:width="0.832cm" svg:height="0.569cm" svg:x="2.117cm" svg:y="0.24cm"><draw:text-box><text:p>E(5)</text:p></draw:text-box></draw:frame><draw:frame text:anchor-type="paragraph" draw:z-index="5" draw:name="Shape1" draw:style-name="gr1" draw:text-style-name="P13" svg:width="0.787cm" svg:height="0.569cm" svg:x="3.731cm" svg:y="0.18cm"><draw:text-box><text:p>F(7)</text:p></draw:text-box></draw:frame><draw:frame text:anchor-type="paragraph" draw:z-index="6" draw:name="Shape1" draw:style-name="gr2" draw:text-style-name="P14" svg:width="0.833cm" svg:height="0.489cm" svg:x="5.33cm" svg:y="0.148cm"><draw:text-box><text:p><text:span text:style-name="T22">G(7)</text:span></text:p></draw:text-box></draw:frame><draw:line text:anchor-type="paragraph" draw:z-index="16" draw:name="Shape8" draw:style-name="gr3" draw:text-style-name="P15" svg:x1="2.286cm" svg:y1="0.607cm" svg:x2="1.21cm" svg:y2="2.053cm"><text:p/></draw:line><draw:frame text:anchor-type="paragraph" draw:z-index="23" draw:name="Shape1" draw:style-name="gr1" draw:text-style-name="P13" svg:width="0.832cm" svg:height="0.569cm" svg:x="10.73cm" svg:y="0.325cm"><draw:text-box><text:p>E(5)</text:p></draw:text-box></draw:frame><draw:frame text:anchor-type="paragraph" draw:z-index="24" draw:name="Shape1" draw:style-name="gr1" draw:text-style-name="P13" svg:width="0.787cm" svg:height="0.569cm" svg:x="12.344cm" svg:y="0.265cm"><draw:text-box><text:p>F(7)</text:p></draw:text-box></draw:frame><draw:frame text:anchor-type="paragraph" draw:z-index="25" draw:name="Shape1" draw:style-name="gr2" draw:text-style-name="P14" svg:width="0.833cm" svg:height="0.489cm" svg:x="13.944cm" svg:y="0.233cm"><draw:text-box><text:p><text:span text:style-name="T22">G(7)</text:span></text:p></draw:text-box></draw:frame><draw:line text:anchor-type="paragraph" draw:z-index="35" draw:name="Shape8" draw:style-name="gr3" draw:text-style-name="P15" svg:x1="10.899cm" svg:y1="0.691cm" svg:x2="9.823cm" svg:y2="2.137cm"><text:p/></draw:line><draw:line text:anchor-type="paragraph" draw:z-index="17" draw:name="Shape9" draw:style-name="gr3" draw:text-style-name="P15" svg:x1="2.286cm" svg:y1="0.607cm" svg:x2="2.748cm" svg:y2="2.101cm"><text:p/></draw:line><draw:line text:anchor-type="paragraph" draw:z-index="36" draw:name="Shape9" draw:style-name="gr3" draw:text-style-name="P15" svg:x1="10.899cm" svg:y1="0.674cm" svg:x2="11.361cm" svg:y2="2.186cm"><text:p/></draw:line></text:p>
      <text:p text:style-name="P2"><draw:frame text:anchor-type="paragraph" draw:z-index="7" draw:name="Shape1" draw:style-name="gr1" draw:text-style-name="P13" svg:width="0.847cm" svg:height="0.569cm" svg:x="1.071cm" svg:y="0.736cm"><draw:text-box><text:p>H(7)</text:p></draw:text-box></draw:frame><draw:frame text:anchor-type="paragraph" draw:z-index="8" draw:name="Shape1" draw:style-name="gr1" draw:text-style-name="P13" svg:width="0.738cm" svg:height="0.569cm" svg:x="2.625cm" svg:y="0.75cm"><draw:text-box><text:p>I(5)</text:p></draw:text-box></draw:frame></text:p>
      <text:p text:style-name="P2"><draw:line text:anchor-type="paragraph" draw:z-index="18" draw:name="Shape10" draw:style-name="gr3" draw:text-style-name="P15" svg:x1="2.81cm" svg:y1="0.004cm" svg:x2="2.471cm" svg:y2="1.62cm"><text:p/></draw:line><draw:frame text:anchor-type="paragraph" draw:z-index="26" draw:name="Shape1" draw:style-name="gr1" draw:text-style-name="P13" svg:width="0.847cm" svg:height="0.569cm" svg:x="9.684cm" svg:y="-0.254cm"><draw:text-box><text:p>H(7)</text:p></draw:text-box></draw:frame><draw:frame text:anchor-type="paragraph" draw:z-index="27" draw:name="Shape1" draw:style-name="gr1" draw:text-style-name="P13" svg:width="0.738cm" svg:height="0.569cm" svg:x="11.238cm" svg:y="-0.24cm"><draw:text-box><text:p>I(5)</text:p></draw:text-box></draw:frame><draw:line text:anchor-type="paragraph" draw:z-index="37" draw:name="Shape10" draw:style-name="gr3" draw:text-style-name="P15" svg:x1="11.423cm" svg:y1="0.088cm" svg:x2="11.084cm" svg:y2="1.704cm"><text:p/></draw:line></text:p>
      <text:p text:style-name="P2"><draw:frame text:anchor-type="paragraph" draw:z-index="9" draw:name="Shape1" draw:style-name="gr1" draw:text-style-name="P13" svg:width="0.786cm" svg:height="0.569cm" svg:x="2.332cm" svg:y="0.34cm"><draw:text-box><text:p>J(7)</text:p></draw:text-box></draw:frame><draw:frame text:anchor-type="paragraph" draw:z-index="28" draw:name="Shape1" draw:style-name="gr1" draw:text-style-name="P13" svg:width="0.786cm" svg:height="0.569cm" svg:x="10.945cm" svg:y="0.425cm"><draw:text-box><text:p>J(7)</text:p></draw:text-box></draw:frame></text:p>
      <text:p text:style-name="P1"><text:span text:style-name="T5"><text:tab/><text:tab/> <text:s text:c="10"/></text:span><text:span text:style-name="T6">Fig 1<text:tab/><text:tab/><text:tab/><text:tab/><text:tab/><text:tab/><text:tab/> <text:s text:c="13"/>Fig 2</text:span></text:p>
      <text:list xml:id="list114959521415942" text:continue-numbering="true" text:style-name="L1">
        <text:list-header>
          <text:p text:style-name="P7"><text:span text:style-name="T6">The value in the brackets for each node is the </text:span><text:span text:style-name="T11">h’ </text:span><text:span text:style-name="T14">(heuristic value), The cost of one arc is 1.</text:span></text:p>
          <text:p text:style-name="P8"><draw:frame text:anchor-type="paragraph" draw:z-index="39" draw:name="Shape12" draw:style-name="gr4" draw:text-style-name="P18" svg:width="15.645cm" svg:height="1.168cm" svg:x="1.363cm" svg:y="-0.233cm"><draw:text-box><text:p text:style-name="P16"><text:span text:style-name="T23">h’ = estimated cost to get from current state to goal state</text:span></text:p><text:p text:style-name="P17"><text:span text:style-name="T23"><text:s text:c="15"/></text:span><text:span text:style-name="T23">g = cost of getting from initial state to current state</text:span></text:p></draw:text-box></draw:frame><text:span text:style-name="T21"/></text:p>
          <text:p text:style-name="P11"><text:span text:style-name="T13">What is the </text:span><text:span text:style-name="T12">f’ </text:span><text:span text:style-name="T15">and parent link of node “I” and “J” in Fig 1? <text:s/></text:span></text:p>
          <text:p text:style-name="P12"><text:span text:style-name="T13">Given that we have just expanded node “D” </text:span><text:span text:style-name="T19">(as shown in Fig 2)</text:span><text:span text:style-name="T13">, will the </text:span><text:span text:style-name="T10">f’ </text:span><text:span text:style-name="T13">and parent link of node “I” change </text:span><text:span text:style-name="T18">and if so, what are their new </text:span><text:span text:style-name="T19">values</text:span><text:span text:style-name="T13">? What happens to </text:span><text:span text:style-name="T19">the</text:span><text:span text:style-name="T13">values of node “J”? (</text:span><text:span text:style-name="T17">4</text:span><text:span text:style-name="T13">+</text:span><text:span text:style-name="T17">2</text:span><text:span text:style-name="T16">+</text:span><text:span text:style-name="T17">4</text:span><text:span text:style-name="T13">)</text:span></text:p>
        </text:list-header>
        <text:list-item>
          <text:p text:style-name="P9">Write down the algorithms for Breadth-First Search(BFS) and preorder Depth-First Search (DFS). Give one advantage of BFS and DFS <text:span text:style-name="T20">each</text:span>. (8+2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bin1" svg:font-family="Cabin" style:font-pitch="variable"/>
    <style:font-face style:name="Cabin" svg:font-family="Cabin" style:font-adornments="SemiBol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5T11:48:27.211959659</dc:date>
    <meta:editing-duration>PT3H10M35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05" meta:character-count="1195" meta:non-whitespace-character-count="965"/>
  </office:meta>
</office:document-meta>
</file>